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NodeSetXPathExpression.JAXPNodeSet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XPNodeSetXPathExpression.evaluateXPath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odeSetXPathExpression.evaluat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NodeSetXPathExpression.JAXPNodeSetXPathExpression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